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modern" style:font-pitch="variable"/>
    <style:font-face style:name="AR PL SungtiL GB1" svg:font-family="'AR PL SungtiL GB'" style:font-family-generic="system" style:font-pitch="variable"/>
    <style:font-face style:name="Consolas" svg:font-family="Consolas" style:font-family-generic="modern" style:font-pitch="fixed"/>
    <style:font-face style:name="FreeSans" svg:font-family="FreeSans" style:font-family-generic="system" style:font-pitch="variable"/>
    <style:font-face style:name="JetBrains Mono" svg:font-family="'JetBrains Mono'" style:font-family-generic="modern"/>
    <style:font-face style:name="JetBrains Mono1" svg:font-family="'JetBrains Mono'" style:font-family-generic="modern" style:font-pitch="variable"/>
    <style:font-face style:name="JetBrains Mono2"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face style:name="Liberation Serif2"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roman" style:font-pitch="variable"/>
    <style:font-face style:name="Lohit Devanagari3"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Header">
      <style:text-properties officeooo:paragraph-rsid="0025dd31"/>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7cm" style:type="right" style:leader-style="dotted" style:leader-text="."/>
        </style:tab-stops>
      </style:paragraph-properties>
    </style:style>
    <style:style style:name="P5" style:family="paragraph" style:parent-style-name="Contents_20_4">
      <style:paragraph-properties>
        <style:tab-stops>
          <style:tab-stop style:position="17cm" style:type="right" style:leader-style="dotted" style:leader-text="."/>
        </style:tab-stops>
      </style:paragraph-properties>
    </style:style>
    <style:style style:name="P6" style:family="paragraph" style:parent-style-name="Title">
      <style:text-properties fo:language="zxx" fo:country="none" officeooo:rsid="001f4e9b" officeooo:paragraph-rsid="001f4e9b" style:language-asian="zxx" style:country-asian="none" style:language-complex="zxx" style:country-complex="none"/>
    </style:style>
    <style:style style:name="P7" style:family="paragraph" style:parent-style-name="Subtitle">
      <style:text-properties fo:language="zxx" fo:country="none" officeooo:rsid="001f4e9b" officeooo:paragraph-rsid="001f4e9b" style:language-asian="zxx" style:country-asian="none" style:language-complex="zxx" style:country-complex="none"/>
    </style:style>
    <style:style style:name="P8" style:family="paragraph" style:parent-style-name="Standard">
      <style:text-properties fo:language="zxx" fo:country="none" officeooo:rsid="00343f69" officeooo:paragraph-rsid="00343f69" style:language-asian="zxx" style:country-asian="none" style:language-complex="zxx" style:country-complex="none"/>
    </style:style>
    <style:style style:name="P9" style:family="paragraph" style:parent-style-name="Text_20_body">
      <style:paragraph-properties fo:text-align="justify" style:justify-single-word="false"/>
      <style:text-properties fo:language="zxx" fo:country="none" officeooo:rsid="0027e40a" officeooo:paragraph-rsid="0027e40a" style:language-asian="zxx" style:country-asian="none" style:language-complex="zxx" style:country-complex="none"/>
    </style:style>
    <style:style style:name="P10"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11" style:family="paragraph" style:parent-style-name="Text_20_body">
      <style:paragraph-properties fo:text-align="justify" style:justify-single-word="false"/>
      <style:text-properties fo:language="zxx" fo:country="none" officeooo:paragraph-rsid="0038b7c7" style:language-asian="zxx" style:country-asian="none" style:language-complex="zxx" style:country-complex="none"/>
    </style:style>
    <style:style style:name="P12" style:family="paragraph" style:parent-style-name="Text_20_body">
      <style:text-properties officeooo:paragraph-rsid="003b0df6"/>
    </style:style>
    <style:style style:name="P13" style:family="paragraph" style:parent-style-name="Text_20_body">
      <style:text-properties fo:font-style="italic" officeooo:rsid="003b0df6" officeooo:paragraph-rsid="003b0df6" style:font-style-asian="italic" style:font-style-complex="italic"/>
    </style:style>
    <style:style style:name="P14" style:family="paragraph" style:parent-style-name="Subtitle">
      <style:text-properties fo:language="zxx" fo:country="none" officeooo:rsid="004139c6" officeooo:paragraph-rsid="004139c6" style:language-asian="zxx" style:country-asian="none" style:language-complex="zxx" style:country-complex="non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7cm" style:type="right" style:leader-style="dotted" style:leader-text="."/>
        </style:tab-stops>
      </style:paragraph-properties>
    </style:style>
    <style:style style:name="P17" style:family="paragraph" style:parent-style-name="Heading_20_1">
      <style:text-properties officeooo:rsid="0038b7c7" officeooo:paragraph-rsid="0038b7c7"/>
    </style:style>
    <style:style style:name="P18" style:family="paragraph" style:parent-style-name="Heading_20_1">
      <style:paragraph-properties fo:text-align="justify" style:justify-single-word="false"/>
      <style:text-properties fo:language="zxx" fo:country="none" style:language-asian="zxx" style:country-asian="none" style:language-complex="zxx" style:country-complex="none"/>
    </style:style>
    <style:style style:name="P19" style:family="paragraph" style:parent-style-name="Heading_20_1">
      <style:text-properties fo:language="zxx" fo:country="none" style:language-asian="zxx" style:country-asian="none" style:language-complex="zxx" style:country-complex="none"/>
    </style:style>
    <style:style style:name="P20" style:family="paragraph" style:parent-style-name="Heading_20_1">
      <style:text-properties fo:language="zxx" fo:country="none" officeooo:paragraph-rsid="004139c6" style:language-asian="zxx" style:country-asian="none" style:language-complex="zxx" style:country-complex="none"/>
    </style:style>
    <style:style style:name="P21" style:family="paragraph" style:parent-style-name="Heading_20_1">
      <style:text-properties fo:language="zxx" fo:country="none" officeooo:rsid="004405f5" officeooo:paragraph-rsid="004405f5" style:language-asian="zxx" style:country-asian="none" style:language-complex="zxx" style:country-complex="none"/>
    </style:style>
    <style:style style:name="P22" style:family="paragraph" style:parent-style-name="Heading_20_1">
      <style:text-properties fo:language="zxx" fo:country="none" officeooo:rsid="003b0df6" officeooo:paragraph-rsid="003b0df6" style:language-asian="zxx" style:country-asian="none" style:language-complex="zxx" style:country-complex="none"/>
    </style:style>
    <style:style style:name="P23" style:family="paragraph" style:parent-style-name="Heading_20_1">
      <style:text-properties officeooo:rsid="004405f5" officeooo:paragraph-rsid="004405f5"/>
    </style:style>
    <style:style style:name="P24" style:family="paragraph" style:parent-style-name="Heading_20_2">
      <style:text-properties fo:language="zxx" fo:country="none" officeooo:rsid="0027e40a" style:language-asian="zxx" style:country-asian="none" style:language-complex="zxx" style:country-complex="none"/>
    </style:style>
    <style:style style:name="P25" style:family="paragraph" style:parent-style-name="Heading_20_2">
      <style:text-properties officeooo:paragraph-rsid="004139c6"/>
    </style:style>
    <style:style style:name="P26" style:family="paragraph" style:parent-style-name="Standard">
      <loext:graphic-properties draw:fill="solid" draw:fill-color="#ffffff"/>
      <style:paragraph-properties fo:background-color="#ffffff" fo:padding="0cm" fo:border="none" style:shadow="none"/>
      <style:text-properties fo:language="zxx" fo:country="none" style:language-asian="zxx" style:country-asian="none" style:language-complex="zxx" style:country-complex="none"/>
    </style:style>
    <style:style style:name="P27" style:family="paragraph" style:parent-style-name="Standard">
      <loext:graphic-properties draw:fill="solid" draw:fill-color="#ffffff"/>
      <style:paragraph-properties fo:background-color="#ffffff" fo:padding="0cm" fo:border="none" style:shadow="none"/>
      <style:text-properties fo:language="zxx" fo:country="none" officeooo:paragraph-rsid="004405f5" style:language-asian="zxx" style:country-asian="none" style:language-complex="zxx" style:country-complex="none"/>
    </style:style>
    <style:style style:name="P28" style:family="paragraph" style:parent-style-name="Standard">
      <style:text-properties fo:language="zxx" fo:country="none" officeooo:paragraph-rsid="004405f5" style:language-asian="zxx" style:country-asian="none" style:language-complex="zxx" style:country-complex="none"/>
    </style:style>
    <style:style style:name="P29" style:family="paragraph" style:parent-style-name="Standard">
      <style:text-properties fo:color="#080808" loext:opacity="100%" style:font-name="JetBrains Mono2" fo:font-size="10pt" fo:language="zxx" fo:country="none" fo:font-style="normal" fo:font-weight="normal" officeooo:rsid="003b0df6" officeooo:paragraph-rsid="003b0df6" style:font-size-asian="10pt" style:language-asian="zxx" style:country-asian="none" style:font-style-asian="normal" style:font-weight-asian="normal" style:language-complex="zxx" style:country-complex="none"/>
    </style:style>
    <style:style style:name="P30" style:family="paragraph" style:parent-style-name="Text_20_body">
      <style:paragraph-properties fo:margin-top="0cm" fo:margin-bottom="0cm" style:contextual-spacing="false"/>
      <style:text-properties fo:language="zxx" fo:country="none" officeooo:paragraph-rsid="004139c6" style:language-asian="zxx" style:country-asian="none" style:language-complex="zxx" style:country-complex="none"/>
    </style:style>
    <style:style style:name="P31" style:family="paragraph" style:parent-style-name="Text_20_body">
      <style:paragraph-properties fo:text-align="justify" style:justify-single-word="false"/>
      <style:text-properties fo:language="de" fo:country="DE" officeooo:rsid="004139c6" officeooo:paragraph-rsid="004139c6" style:language-asian="zxx" style:country-asian="none" style:language-complex="zxx" style:country-complex="none"/>
    </style:style>
    <style:style style:name="P32" style:family="paragraph" style:parent-style-name="Text_20_body">
      <style:text-properties officeooo:rsid="004405f5" officeooo:paragraph-rsid="004405f5"/>
    </style:style>
    <style:style style:name="T1" style:family="text">
      <style:text-properties officeooo:rsid="0025da4e"/>
    </style:style>
    <style:style style:name="T2" style:family="text">
      <style:text-properties officeooo:rsid="0025dd31"/>
    </style:style>
    <style:style style:name="T3" style:family="text">
      <style:text-properties officeooo:rsid="0027e40a"/>
    </style:style>
    <style:style style:name="T4" style:family="text">
      <style:text-properties fo:font-style="italic" officeooo:rsid="003b0df6"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4139c6" style:font-style-asian="normal" style:font-style-complex="normal"/>
    </style:style>
    <style:style style:name="T7" style:family="text">
      <style:text-properties fo:color="#000000" loext:opacity="100%" style:font-name="JetBrains Mono2" fo:font-size="10pt" fo:font-style="normal" fo:font-weight="normal" style:font-size-asian="10pt" style:font-style-asian="normal" style:font-weight-asian="normal"/>
    </style:style>
    <style:style style:name="T8" style:family="text">
      <style:text-properties fo:language="zxx" fo:country="none" style:language-asian="zxx" style:country-asian="none" style:language-complex="zxx" style:country-complex="none"/>
    </style:style>
    <style:style style:name="T9" style:family="text">
      <style:text-properties fo:language="zxx" fo:country="none" officeooo:rsid="004139c6" style:language-asian="zxx" style:country-asian="none" style:language-complex="zxx" style:country-complex="none"/>
    </style:style>
    <style:style style:name="T10" style:family="text">
      <style:text-properties fo:language="zxx" fo:country="none" fo:font-style="italic" officeooo:rsid="003b0df6" style:language-asian="zxx" style:country-asian="none" style:font-style-asian="italic" style:language-complex="zxx" style:country-complex="none" style:font-style-complex="italic"/>
    </style:style>
    <style:style style:name="T11" style:family="text">
      <style:text-properties fo:language="zxx" fo:country="none" fo:font-style="normal" style:language-asian="zxx" style:country-asian="none" style:font-style-asian="normal" style:language-complex="zxx" style:country-complex="none" style:font-style-complex="normal"/>
    </style:style>
    <style:style style:name="T12" style:family="text">
      <style:text-properties fo:language="zxx" fo:country="none" fo:font-style="normal" officeooo:rsid="004139c6" style:language-asian="zxx" style:country-asian="none" style:font-style-asian="normal" style:language-complex="zxx" style:country-complex="none" style:font-style-complex="normal"/>
    </style:style>
    <style:style style:name="T13" style:family="text">
      <style:text-properties fo:color="#8c8c8c" loext:opacity="100%" style:font-name="JetBrains Mono2" fo:font-size="10pt" fo:font-style="italic" fo:font-weight="normal" style:font-size-asian="10pt" style:font-style-asian="italic" style:font-weight-asian="normal"/>
    </style:style>
    <style:style style:name="T14" style:family="text">
      <style:text-properties fo:color="#3d3d3d" loext:opacity="100%" style:font-name="JetBrains Mono2" fo:font-size="10pt" fo:font-style="italic" fo:font-weight="normal" style:font-size-asian="10pt" style:font-style-asian="italic" style:font-weight-asian="normal"/>
    </style:style>
    <style:style style:name="T15" style:family="text">
      <style:text-properties fo:color="#0033b3" loext:opacity="100%" style:font-name="JetBrains Mono2" fo:font-size="10pt" fo:font-style="normal" fo:font-weight="normal" style:font-size-asian="10pt" style:font-style-asian="normal" style:font-weight-asian="normal"/>
    </style:style>
    <style:style style:name="T16" style:family="text">
      <style:text-properties fo:color="#00627a" loext:opacity="100%" style:font-name="JetBrains Mono2" fo:font-size="10pt" fo:font-style="normal" fo:font-weight="normal" style:font-size-asian="10pt" style:font-style-asian="normal" style:font-weight-asian="normal"/>
    </style:style>
    <style:style style:name="T17" style:family="text">
      <style:text-properties fo:color="#080808" loext:opacity="100%" style:font-name="JetBrains Mono2" fo:font-size="10pt" fo:font-style="normal" fo:font-weight="normal" style:font-size-asian="10pt" style:font-style-asian="normal" style:font-weight-asian="normal"/>
    </style:style>
    <style:style style:name="T18" style:family="text">
      <style:text-properties fo:color="#080808" loext:opacity="100%" style:font-name="JetBrains Mono2" fo:font-size="10pt" fo:font-style="italic" fo:font-weight="normal" style:font-size-asian="10pt" style:font-style-asian="italic" style:font-weight-asian="normal"/>
    </style:style>
    <style:style style:name="T19" style:family="text">
      <style:text-properties fo:color="#080808" loext:opacity="100%" fo:font-size="10pt" style:font-size-asian="10pt"/>
    </style:style>
    <style:style style:name="T20" style:family="text">
      <style:text-properties fo:color="#871094" loext:opacity="100%" style:font-name="JetBrains Mono2" fo:font-size="10pt" fo:font-style="normal" fo:font-weight="normal" style:font-size-asian="10pt" style:font-style-asian="normal" style:font-weight-asian="normal"/>
    </style:style>
    <style:style style:name="T21" style:family="text">
      <style:text-properties fo:color="#871094" loext:opacity="100%" style:font-name="JetBrains Mono2" fo:font-size="10pt" fo:font-style="italic" fo:font-weight="normal" style:font-size-asian="10pt" style:font-style-asian="italic" style:font-weight-asian="normal"/>
    </style:style>
    <style:style style:name="T22" style:family="text">
      <style:text-properties fo:color="#1750eb" loext:opacity="100%" style:font-name="JetBrains Mono2" fo:font-size="10pt" fo:font-style="normal" fo:font-weight="normal" style:font-size-asian="10pt" style:font-style-asian="normal" style:font-weight-asian="normal"/>
    </style:style>
    <style:style style:name="T23" style:family="text">
      <style:text-properties officeooo:rsid="0036a868"/>
    </style:style>
    <style:style style:name="T24" style:family="text">
      <style:text-properties fo:color="#067d17" loext:opacity="100%" style:font-name="JetBrains Mono2" fo:font-size="10pt" fo:font-style="normal" fo:font-weight="normal" style:font-size-asian="10pt" style:font-style-asian="normal" style:font-weight-asian="normal"/>
    </style:style>
    <style:style style:name="T25" style:family="text">
      <style:text-properties officeooo:rsid="004139c6"/>
    </style:style>
    <style:style style:name="T26" style:family="text">
      <style:text-properties fo:color="#9e880d" loext:opacity="100%" style:font-name="JetBrains Mono2" fo:font-size="10pt" fo:font-style="normal" fo:font-weight="normal" style:font-size-asian="10pt" style:font-style-asian="normal" style:font-weight-asian="normal"/>
    </style:style>
    <style:style style:name="T27" style:family="text">
      <style:text-properties fo:color="#0037a6" loext:opacity="100%" style:font-name="JetBrains Mono2" fo:font-size="10pt" fo:font-style="normal" fo:font-weight="normal" style:font-size-asian="10pt" style:font-style-asian="normal" style:font-weight-asian="normal"/>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rogrammauszug"/>
      </text:sequence-decls>
      <text:p text:style-name="P6"><text:reference-mark-start text:name="Aufgabe"/><text:span text:style-name="T25">Runde 1 </text:span>Aufgabe <text:span text:style-name="T25">2</text:span>: <text:span text:style-name="T25">Vollgeladen</text:span><text:reference-mark-end text:name="Aufgabe"/></text:p>
      <text:p text:style-name="P7">Bearbeiter/-in dieser Aufgabe:<text:line-break/><text:reference-mark-start text:name="Bearbeiter"/><text:span text:style-name="T1">Joshua </text:span><text:span text:style-name="T2">Bennin</text:span><text:span text:style-name="T23">g</text:span><text:reference-mark-end text:name="Bearbeiter"/></text:p>
      <text:p text:style-name="P14">7. September 2021</text:p>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_20_2"/>
          </text:index-source-styles>
        </text:table-of-content-source>
        <text:index-body>
          <text:index-title text:style-name="Sect1" text:name="Table of Contents1_Head">
            <text:p text:style-name="Contents_20_Heading">Inhaltsverzeichnis</text:p>
          </text:index-title>
          <text:p text:style-name="P2"><text:a xlink:type="simple" xlink:href="#__RefHeading___Toc3215_404953111" text:style-name="Index_20_Link" text:visited-style-name="Index_20_Link">Aufgabenstellung<text:tab/>1</text:a></text:p>
          <text:p text:style-name="P2"><text:a xlink:type="simple" xlink:href="#__RefHeading___Toc2232_4178761632" text:style-name="Index_20_Link" text:visited-style-name="Index_20_Link">Lösungsidee<text:tab/>1</text:a></text:p>
          <text:p text:style-name="P2"><text:a xlink:type="simple" xlink:href="#__RefHeading___Toc2234_4178761632" text:style-name="Index_20_Link" text:visited-style-name="Index_20_Link">Umsetzung<text:tab/>2</text:a></text:p>
          <text:p text:style-name="P2"><text:a xlink:type="simple" xlink:href="#__RefHeading___Toc2255_2391500751" text:style-name="Index_20_Link" text:visited-style-name="Index_20_Link">Beispiele<text:tab/>2</text:a></text:p>
          <text:p text:style-name="P3"><text:a xlink:type="simple" xlink:href="#__RefHeading___Toc2261_2391500751" text:style-name="Index_20_Link" text:visited-style-name="Index_20_Link">Beispiel 1<text:tab/>2</text:a></text:p>
          <text:p text:style-name="P3"><text:a xlink:type="simple" xlink:href="#__RefHeading___Toc2263_2391500751" text:style-name="Index_20_Link" text:visited-style-name="Index_20_Link">Beispiel 2<text:tab/>2</text:a></text:p>
          <text:p text:style-name="P3"><text:a xlink:type="simple" xlink:href="#__RefHeading___Toc2259_2391500751" text:style-name="Index_20_Link" text:visited-style-name="Index_20_Link">Beispiel 3<text:tab/>3</text:a></text:p>
          <text:p text:style-name="P3"><text:a xlink:type="simple" xlink:href="#__RefHeading___Toc2257_2391500751" text:style-name="Index_20_Link" text:visited-style-name="Index_20_Link">Beispiel 4<text:tab/>3</text:a></text:p>
          <text:p text:style-name="P3"><text:a xlink:type="simple" xlink:href="#__RefHeading___Toc2265_2391500751" text:style-name="Index_20_Link" text:visited-style-name="Index_20_Link">Beispiel 5<text:tab/>3</text:a></text:p>
          <text:p text:style-name="P2"><text:a xlink:type="simple" xlink:href="#__RefHeading___Toc3675_2391500751" text:style-name="Index_20_Link" text:visited-style-name="Index_20_Link">Quellcode<text:tab/>4</text:a></text:p>
          <text:p text:style-name="P2"><text:a xlink:type="simple" xlink:href="#__RefHeading___Toc3221_404953111" text:style-name="Index_20_Link" text:visited-style-name="Index_20_Link">Quellen / Material<text:tab/>6</text:a></text:p>
        </text:index-body>
      </text:table-of-content>
      <text:h text:style-name="P17" text:outline-level="1" text:is-list-header="true"><text:bookmark-start text:name="__RefHeading___Toc3215_404953111"/>Aufgabenstellung<text:bookmark-end text:name="__RefHeading___Toc3215_404953111"/></text:h>
      <text:p text:style-name="P31">Familie Meier will mit dem Auto zu Verwandten in Portugal reisen. Die Reiseroute steht fest, und ohne Übernachtungen wird es nicht gehen. Die Meiers haben deshalb zahlreiche Hotels entlang der Route im Internet angesehen und für jedes eine Bewertung ermittelt. Die Geschwister Lara und Paul dürfen auswählen, in welchen Hotels übernachtet wird. Im schon etwas betagten Auto der Meiers können die beiden ihre Handys nicht aufladen. Deshalb können sie pro Tag maximal sechs Stunden lang fahren. Insgesamt darf die Reise höchstens fünf Tage dauern. Unter diesen Bedingungen wollen Lara und Paul möglichst schöne Hotels auswählen: Die niedrigste Bewertung eines Hotels ihrer Auswahl soll so hoch sein wie möglich.</text:p>
      <text:p text:style-name="P11">Schreibe ein Programm, das <text:span text:style-name="T25">die Auswahl der Hotels übernimmt. Dein Programm soll die Angaben zu den Hotels, nämlichihre Position entlang der Route und ihre Bewertungen einlesen und eine Auswahl nach den Wünschen von Lara und Paul ausgeben.</text:span></text:p>
      <text:h text:style-name="P18" text:outline-level="1"><text:bookmark-start text:name="__RefHeading___Toc2232_4178761632"/>Lösungsidee<text:bookmark-end text:name="__RefHeading___Toc2232_4178761632"/></text:h>
      <text:p text:style-name="P10">Ich baue beginnend mit dem Startpunkt einen gerichteten Graphen auf und finde darin den effizientesten Pfad. </text:p>
      <text:p text:style-name="P24"><text:soft-page-break/><text:span text:style-name="T8"/></text:p>
      <text:h text:style-name="P19" text:outline-level="1"><text:bookmark-start text:name="__RefHeading___Toc2234_4178761632"/>Umsetzung<text:bookmark-end text:name="__RefHeading___Toc2234_4178761632"/></text:h>
      <text:p text:style-name="P9">Die Implementierung erfolgt in Java. Beginnend bei dem Startpunkt (Wegpunkt im weiteren Text auch Node) betrachte ich die möglichen nächsten Haltepunkte. Ob eine Node als Wegpunkt in Frage kommt, entscheide ich dabei nach 2 Kriterien. 1. Ob die Node in der maximalen Fahrzeit von 360 Minuten erreichbar ist und 2. Ob bei Auswahl der Node das Ziel überhaupt rechnerisch noch erreichbar ist. Sprich ob die verbleibenden Nächte multipliziert mit 360 größer sind als die verbleibende Distanz. Hier bieten sich nun zwei mögliche Lösungen an. Man könnte mit einem Deepsearch-Algorithmus alle mögliche Pfade bestimmen oder hier bereits das am besten bewertete Hotel verwenden. Dabei bestünde natürlich die Möglichkeit in eine „Sackgasse“ zu geraten. Dies ist aber durch die Auswahl der möglichen Children ausgeschlossen. Daher verwende ich einen „Greedy“-Algorithmus, sprich gehe nur den besten Pfad entlang. Während eine Tiefensuche der maximalen Kantenlänge 4 immer eine Laufzeit von 4n besitzt, variiert die des Greedy-Algorithmus je nach Bewertungen der Hotels und erreicht nur bei immer gleicher Bewertung eine Laufzeit von 4n . Im Normalfall ist also der Greedy-Algorithmus deutlich effizienter. </text:p>
      <text:h text:style-name="P20" text:outline-level="1"><text:bookmark-start text:name="__RefHeading___Toc2255_2391500751"/><text:span text:style-name="T25">Beispiele</text:span><text:bookmark-end text:name="__RefHeading___Toc2255_2391500751"/></text:h>
      <text:p text:style-name="P25"><text:bookmark-start text:name="__RefHeading___Toc2261_2391500751"/><text:span text:style-name="T9">Beispiel 1</text:span><text:bookmark-end text:name="__RefHeading___Toc2261_2391500751"/></text:p>
      <text:p text:style-name="P30">Wegpunkt bei Minute 1680, Nacht:5, Bewertung:5.0, Typ:TARGET </text:p>
      <text:p text:style-name="P30">Wegpunkt bei Minute 1360, Nacht:4, Bewertung:2.8, Typ:HOTEL </text:p>
      <text:p text:style-name="P30">Wegpunkt bei Minute 1007, Nacht:3, Bewertung:2.8, Typ:HOTEL </text:p>
      <text:p text:style-name="P30">Wegpunkt bei Minute 687, Nacht:2, Bewertung:4.4, Typ:HOTEL </text:p>
      <text:p text:style-name="P30">Wegpunkt bei Minute 347, Nacht:1, Bewertung:2.7, Typ:HOTEL </text:p>
      <text:p text:style-name="P30">Wegpunkt bei Minute 0, Nacht:0, Bewertung:5.0, Typ:START </text:p>
      <text:p text:style-name="P30">Benötigte Zeit: 0.028 s Niedrigste Bewertung: 2.7 </text:p>
      <text:p text:style-name="P25"><text:bookmark-start text:name="__RefHeading___Toc2263_2391500751"/><text:span text:style-name="T9">Beispiel 2</text:span><text:bookmark-end text:name="__RefHeading___Toc2263_2391500751"/></text:p>
      <text:p text:style-name="P30">Wegpunkt bei Minute 1737, Nacht:5, Bewertung:5.0, Typ:TARGET </text:p>
      <text:p text:style-name="P30">Wegpunkt bei Minute 1380, Nacht:4, Bewertung:5.0, Typ:HOTEL</text:p>
      <text:p text:style-name="P30">Wegpunkt bei Minute 1053, Nacht:3, Bewertung:4.8, Typ:HOTEL </text:p>
      <text:p text:style-name="P30">Wegpunkt bei Minute 700, Nacht:2, Bewertung:3.0, Typ:HOTEL </text:p>
      <text:p text:style-name="P30">Wegpunkt bei Minute 341, Nacht:1, Bewertung:2.3, Typ:HOTEL </text:p>
      <text:p text:style-name="P30">Wegpunkt bei Minute 0, Nacht:0, Bewertung:5.0, Typ:START</text:p>
      <text:p text:style-name="P30">Benötigte Zeit: 0.039 s Niedrigste Bewertung: 2.3 </text:p>
      <text:p text:style-name="P25"><text:soft-page-break/><text:span text:style-name="T9"/></text:p>
      <text:p text:style-name="P25"><text:bookmark-start text:name="__RefHeading___Toc2259_2391500751"/><text:span text:style-name="T9">Beispiel 3</text:span><text:bookmark-end text:name="__RefHeading___Toc2259_2391500751"/></text:p>
      <text:p text:style-name="P30">Wegpunkt bei Minute 1793, Nacht:5, Bewertung:5.0, Typ:TARGET</text:p>
      <text:p text:style-name="P30">Wegpunkt bei Minute 1433, Nacht:4, Bewertung:1.7, Typ:HOTEL</text:p>
      <text:p text:style-name="P30">Wegpunkt bei Minute 1076, Nacht:3, Bewertung:3.8, Typ:HOTEL</text:p>
      <text:p text:style-name="P30">Wegpunkt bei Minute 717, Nacht:2, Bewertung:0.3, Typ:HOTEL</text:p>
      <text:p text:style-name="P30">Wegpunkt bei Minute 360, Nacht:1, Bewertung:1.0, Typ:HOTEL</text:p>
      <text:p text:style-name="P30">Wegpunkt bei Minute 0, Nacht:0, Bewertung:5.0, Typ:START</text:p>
      <text:p text:style-name="P30">Benötigte Zeit:0.036 s Niedrigste Bewertung: 0.3 </text:p>
      <text:p text:style-name="P25"><text:bookmark-start text:name="__RefHeading___Toc2257_2391500751"/><text:span text:style-name="T9">Beispiel 4</text:span><text:bookmark-end text:name="__RefHeading___Toc2257_2391500751"/></text:p>
      <text:p text:style-name="P30">Wegpunkt bei Minute 1510, Nacht:5, Bewertung:5.0, Typ:TARGET</text:p>
      <text:p text:style-name="P30">Wegpunkt bei Minute 1301, Nacht:4, Bewertung:5.0, Typ:HOTEL</text:p>
      <text:p text:style-name="P30">Wegpunkt bei Minute 979, Nacht:3, Bewertung:4.7, Typ:HOTEL</text:p>
      <text:p text:style-name="P30">Wegpunkt bei Minute 658, Nacht:2, Bewertung:4.6, Typ:HOTEL</text:p>
      <text:p text:style-name="P30">Wegpunkt bei Minute 340, Nacht:1, Bewertung:4.6, Typ:HOTEL</text:p>
      <text:p text:style-name="P30">Wegpunkt bei Minute 0, Nacht:0, Bewertung:5.0, Typ:START</text:p>
      <text:p text:style-name="P30">Benötigte Zeit: 0.094 s Niedrigste Bewertung: 4.6 </text:p>
      <text:p text:style-name="P25"><text:bookmark-start text:name="__RefHeading___Toc2265_2391500751"/><text:span text:style-name="T9">Beispiel 5</text:span><text:line-break/><text:bookmark-end text:name="__RefHeading___Toc2265_2391500751"/></text:p>
      <text:p text:style-name="P30">Wegpunkt bei Minute 1616, Nacht:5, Bewertung:5.0, Typ:TARGET</text:p>
      <text:p text:style-name="P30">Wegpunkt bei Minute 1271, Nacht:4, Bewertung:5.0, Typ:HOTEL</text:p>
      <text:p text:style-name="P30">Wegpunkt bei Minute 987, Nacht:3, Bewertung:5.0, Typ:HOTEL</text:p>
      <text:p text:style-name="P30">Wegpunkt bei Minute 636, Nacht:2, Bewertung:5.0, Typ:HOTEL</text:p>
      <text:p text:style-name="P30">Wegpunkt bei Minute 317, Nacht:1, Bewertung:5.0, Typ:HOTEL</text:p>
      <text:p text:style-name="P30">Wegpunkt bei Minute 0, Nacht:0, Bewertung:5.0, Typ:START</text:p>
      <text:p text:style-name="P30">Benötigte Zeit: 0.063 s Niedrigste Bewertung: 5.0 </text:p>
      <text:p text:style-name="P8"/>
      <text:h text:style-name="P23" text:outline-level="1"/>
      <text:p text:style-name="P32"/>
      <text:p text:style-name="P32"/>
      <text:p text:style-name="P32"/>
      <text:p text:style-name="P32"/>
      <text:p text:style-name="P32"/>
      <text:h text:style-name="P21" text:outline-level="1"><text:bookmark-start text:name="__RefHeading___Toc3675_2391500751"/><text:soft-page-break/>Quellcode<text:bookmark-end text:name="__RefHeading___Toc3675_2391500751"/></text:h>
      <text:p text:style-name="P26"><text:span text:style-name="T19"><text:line-break/></text:span><text:span text:style-name="T13">/**<text:line-break/> * Gibt alle Nodes in Range einer Node an<text:line-break/> * @param </text:span><text:span text:style-name="T14">node </text:span><text:span text:style-name="T13">Ausgangsnode<text:line-break/> * @param </text:span><text:span text:style-name="T14">targetPosition </text:span><text:span text:style-name="T13">Position des Zielpunkts<text:line-break/> * @return Gibt eine Liste von Nodes an die im Zeitlimit liegen und<text:line-break/> * mathemathisch zielführend sind<text:line-break/> */<text:line-break/></text:span><text:span text:style-name="T15">private </text:span><text:span text:style-name="T7">List</text:span><text:span text:style-name="T17">&lt;</text:span><text:span text:style-name="T7">Node</text:span><text:span text:style-name="T17">&gt; </text:span><text:span text:style-name="T16">getNodesInRange</text:span><text:span text:style-name="T17">(</text:span><text:span text:style-name="T7">Node </text:span><text:span text:style-name="T17">node, </text:span><text:span text:style-name="T15">int </text:span><text:span text:style-name="T17">targetPosition) {<text:line-break/> <text:s text:c="3"/></text:span><text:span text:style-name="T15">int </text:span><text:span text:style-name="T7">startPosition </text:span><text:span text:style-name="T17">= node.getPosition();<text:line-break/> <text:s text:c="3"/></text:span><text:span text:style-name="T7">List</text:span><text:span text:style-name="T17">&lt;</text:span><text:span text:style-name="T7">Node</text:span><text:span text:style-name="T17">&gt; </text:span><text:span text:style-name="T7">nodesInRange </text:span><text:span text:style-name="T17">= </text:span><text:span text:style-name="T15">new </text:span><text:span text:style-name="T17">ArrayList&lt;&gt;();<text:line-break/> <text:s text:c="3"/></text:span><text:span text:style-name="T15">for </text:span><text:span text:style-name="T17">(</text:span><text:span text:style-name="T7">Node nodeToCheck </text:span><text:span text:style-name="T17">: </text:span><text:span text:style-name="T20">nodes</text:span><text:span text:style-name="T17">) {<text:line-break/> <text:s text:c="7"/></text:span><text:span text:style-name="T15">if </text:span><text:span text:style-name="T17">(</text:span><text:span text:style-name="T7">nodeToCheck</text:span><text:span text:style-name="T17">.getPosition() &gt; </text:span><text:span text:style-name="T7">startPosition </text:span><text:span text:style-name="T17">&amp;&amp;<text:line-break/> <text:s text:c="15"/></text:span><text:span text:style-name="T7">nodeToCheck</text:span><text:span text:style-name="T17">.getPosition() - </text:span><text:span text:style-name="T7">startPosition </text:span><text:span text:style-name="T17">&lt;= </text:span><text:span text:style-name="T20">maxDistancePerLine<text:line-break/> <text:s text:c="15"/></text:span><text:span text:style-name="T17">&amp;&amp; canBeUsedToReachTarget(</text:span><text:span text:style-name="T7">nodeToCheck</text:span><text:span text:style-name="T17">, targetPosition, node.getNight())) {<text:line-break/> <text:s text:c="11"/></text:span><text:span text:style-name="T7">nodesInRange</text:span><text:span text:style-name="T17">.add(</text:span><text:span text:style-name="T7">nodeToCheck</text:span><text:span text:style-name="T17">);<text:line-break/> <text:s text:c="7"/>}<text:line-break/> <text:s text:c="3"/>}<text:line-break/> <text:s text:c="3"/></text:span><text:span text:style-name="T15">return </text:span><text:span text:style-name="T7">nodesInRange</text:span><text:span text:style-name="T17">;<text:line-break/>}</text:span></text:p>
      <text:p text:style-name="P27"><text:span text:style-name="T19"><text:line-break/></text:span><text:span text:style-name="T13">/**<text:line-break/> * Methode zur Berechnung des optimalen Pfads<text:line-break/> * @param </text:span><text:span text:style-name="T14">targetPosition </text:span><text:span text:style-name="T13">Position des Ziels<text:line-break/> * @return Gibt die Zielnode zurück wobei über die Parents der Pfad hergeleitet werden kann<text:line-break/> */<text:line-break/></text:span><text:span text:style-name="T15">public </text:span><text:span text:style-name="T7">Node </text:span><text:span text:style-name="T16">calculateOptimalPath</text:span><text:span text:style-name="T17">(</text:span><text:span text:style-name="T15">int </text:span><text:span text:style-name="T17">targetPosition) {<text:line-break/> <text:s text:c="3"/></text:span><text:span text:style-name="T13">// Liste aller Optionen für das Weiterfahren<text:line-break/> <text:s text:c="3"/></text:span><text:span text:style-name="T7">List</text:span><text:span text:style-name="T17">&lt;</text:span><text:span text:style-name="T7">Node</text:span><text:span text:style-name="T17">&gt; </text:span><text:span text:style-name="T7">openNodes </text:span><text:span text:style-name="T17">= </text:span><text:span text:style-name="T15">new </text:span><text:span text:style-name="T17">ArrayList&lt;&gt;();<text:line-break/><text:line-break/> <text:s text:c="3"/></text:span><text:span text:style-name="T7">Node start </text:span><text:span text:style-name="T17">= </text:span><text:span text:style-name="T15">new </text:span><text:span text:style-name="T17">Node(</text:span><text:span text:style-name="T22">0</text:span><text:span text:style-name="T17">, </text:span><text:span text:style-name="T22">0</text:span><text:span text:style-name="T17">, </text:span><text:span text:style-name="T22">5f</text:span><text:span text:style-name="T17">, </text:span><text:span text:style-name="T7">Type</text:span><text:span text:style-name="T17">.</text:span><text:span text:style-name="T21">START</text:span><text:span text:style-name="T17">);<text:line-break/> <text:s text:c="3"/></text:span><text:span text:style-name="T15">this</text:span><text:span text:style-name="T17">.</text:span><text:span text:style-name="T20">nodes</text:span><text:span text:style-name="T17">.add(</text:span><text:span text:style-name="T15">new </text:span><text:span text:style-name="T17">Node(targetPosition, </text:span><text:span text:style-name="T22">0</text:span><text:span text:style-name="T17">, </text:span><text:span text:style-name="T22">5f</text:span><text:span text:style-name="T17">, </text:span><text:span text:style-name="T7">Type</text:span><text:span text:style-name="T17">.</text:span><text:span text:style-name="T21">TARGET</text:span><text:span text:style-name="T17">));<text:line-break/> <text:s text:c="3"/></text:span><text:span text:style-name="T7">openNodes</text:span><text:span text:style-name="T17">.add(</text:span><text:span text:style-name="T7">start</text:span><text:span text:style-name="T17">);<text:line-break/><text:line-break/> <text:s text:c="3"/></text:span><text:span text:style-name="T15">while </text:span><text:span text:style-name="T17">(!</text:span><text:span text:style-name="T7">openNodes</text:span><text:span text:style-name="T17">.isEmpty()) {<text:line-break/> <text:s text:c="7"/></text:span><text:span text:style-name="T7">Node current </text:span><text:span text:style-name="T17">= </text:span><text:span text:style-name="T7">openNodes</text:span><text:span text:style-name="T17">.get(</text:span><text:span text:style-name="T22">0</text:span><text:span text:style-name="T17">);<text:line-break/> <text:s text:c="7"/></text:span><text:span text:style-name="T15">if </text:span><text:span text:style-name="T17">(</text:span><text:span text:style-name="T7">current</text:span><text:span text:style-name="T17">.getNight() &gt; </text:span><text:span text:style-name="T15">this</text:span><text:span text:style-name="T17">.</text:span><text:span text:style-name="T20">maxLines </text:span><text:span text:style-name="T17">- </text:span><text:span text:style-name="T22">1</text:span><text:span text:style-name="T17">) {<text:line-break/> <text:s text:c="11"/></text:span><text:span text:style-name="T7">openNodes</text:span><text:span text:style-name="T17">.remove(</text:span><text:span text:style-name="T7">current</text:span><text:span text:style-name="T17">);<text:line-break/> <text:s text:c="11"/></text:span><text:span text:style-name="T15">continue</text:span><text:span text:style-name="T17">;<text:line-break/> <text:s text:c="7"/>}<text:line-break/> <text:s text:c="7"/></text:span><text:span text:style-name="T15">for </text:span><text:span text:style-name="T17">(</text:span><text:span text:style-name="T7">Node node </text:span><text:span text:style-name="T17">: getNodesInRange(</text:span><text:span text:style-name="T7">current</text:span><text:span text:style-name="T17">, targetPosition)) {<text:line-break/> <text:s text:c="11"/></text:span><text:span text:style-name="T7">node</text:span><text:span text:style-name="T17">.setParent(</text:span><text:span text:style-name="T7">current</text:span><text:span text:style-name="T17">);<text:line-break/> <text:s text:c="11"/></text:span><text:span text:style-name="T7">node</text:span><text:span text:style-name="T17">.setNight(</text:span><text:span text:style-name="T7">current</text:span><text:span text:style-name="T17">.getNight() + </text:span><text:span text:style-name="T22">1</text:span><text:span text:style-name="T17">);<text:line-break/> <text:s text:c="11"/></text:span><text:span text:style-name="T15">if </text:span><text:span text:style-name="T17">(</text:span><text:span text:style-name="T7">node</text:span><text:span text:style-name="T17">.getParentedRating() &gt;= </text:span><text:span text:style-name="T7">current</text:span><text:span text:style-name="T17">.getParentedRating()) {<text:line-break/> <text:s text:c="15"/></text:span><text:span text:style-name="T7">current</text:span><text:span text:style-name="T17">.setParentedRating(</text:span><text:span text:style-name="T7">node</text:span><text:span text:style-name="T17">.getParentedRating());<text:line-break/> <text:s text:c="11"/>}<text:line-break/> <text:s text:c="11"/></text:span><text:span text:style-name="T15">if </text:span><text:span text:style-name="T17">(</text:span><text:span text:style-name="T7">node</text:span><text:span text:style-name="T17">.getType() == </text:span><text:span text:style-name="T7">Type</text:span><text:span text:style-name="T17">.</text:span><text:span text:style-name="T21">TARGET</text:span><text:span text:style-name="T17">) {<text:line-break/> <text:s text:c="15"/></text:span><text:span text:style-name="T15">return </text:span><text:span text:style-name="T7">node</text:span><text:span text:style-name="T17">;<text:line-break/> <text:s text:c="11"/>}<text:line-break/> <text:s text:c="11"/></text:span><text:span text:style-name="T7">openNodes</text:span><text:span text:style-name="T17">.add(</text:span><text:span text:style-name="T7">node</text:span><text:span text:style-name="T17">);<text:line-break/> <text:s text:c="11"/></text:span><text:span text:style-name="T7">openNodes</text:span><text:span text:style-name="T17">.sort(</text:span><text:span text:style-name="T7">Comparator</text:span><text:span text:style-name="T17">.</text:span><text:span text:style-name="T18">comparing</text:span><text:span text:style-name="T17">(</text:span><text:span text:style-name="T7">Node</text:span><text:span text:style-name="T17">::getParentedRating).reversed());<text:line-break/> <text:s text:c="7"/>}<text:line-break/> <text:s text:c="7"/></text:span><text:span text:style-name="T7">openNodes</text:span><text:span text:style-name="T17">.remove(</text:span><text:span text:style-name="T7">current</text:span><text:span text:style-name="T17">);<text:line-break/> <text:s text:c="3"/>}<text:line-break/> <text:s text:c="3"/></text:span><text:span text:style-name="T15">return null</text:span><text:span text:style-name="T17">;<text:line-break/>}<text:line-break/></text:span><text:soft-page-break/><text:span text:style-name="T13">/**<text:line-break/> * Methode um zu überprüfen ob bei Auswahl einer Node das Ziel immer noch erreicht werden kann<text:line-break/> * @param </text:span><text:span text:style-name="T14">node </text:span><text:span text:style-name="T13">Zu überprüfende Node<text:line-break/> * @param </text:span><text:span text:style-name="T14">targetPosition </text:span><text:span text:style-name="T13">Zielposition<text:line-break/> * @param </text:span><text:span text:style-name="T14">night </text:span><text:span text:style-name="T13">Die momentane Nacht<text:line-break/> * @return Wahr wenn die Node verwendet werden kann<text:line-break/> */<text:line-break/></text:span><text:span text:style-name="T15">private boolean </text:span><text:span text:style-name="T16">canBeUsedToReachTarget</text:span><text:span text:style-name="T17">(</text:span><text:span text:style-name="T7">Node </text:span><text:span text:style-name="T17">node, </text:span><text:span text:style-name="T15">int </text:span><text:span text:style-name="T17">targetPosition, </text:span><text:span text:style-name="T15">int </text:span><text:span text:style-name="T17">night) {<text:line-break/> <text:s text:c="3"/></text:span><text:span text:style-name="T13">// Check if the node at its current night can be used to reach the target<text:line-break/> <text:s text:c="3"/></text:span><text:span text:style-name="T15">int </text:span><text:span text:style-name="T7">remainingDistance </text:span><text:span text:style-name="T17">= targetPosition - node.getPosition();<text:line-break/> <text:s text:c="3"/></text:span><text:span text:style-name="T15">int </text:span><text:span text:style-name="T7">possiblyTraveledDistance </text:span><text:span text:style-name="T17">= (</text:span><text:span text:style-name="T22">5 </text:span><text:span text:style-name="T17">- night - </text:span><text:span text:style-name="T22">1</text:span><text:span text:style-name="T17">) * </text:span><text:span text:style-name="T22">360</text:span><text:span text:style-name="T17">;<text:line-break/> <text:s text:c="3"/></text:span><text:span text:style-name="T15">return </text:span><text:span text:style-name="T7">remainingDistance </text:span><text:span text:style-name="T17">- </text:span><text:span text:style-name="T7">possiblyTraveledDistance </text:span><text:span text:style-name="T17">&lt;= </text:span><text:span text:style-name="T22">0</text:span><text:span text:style-name="T17">;<text:line-break/>}</text:span></text:p>
      <text:p text:style-name="P26"><text:span text:style-name="T17"/></text:p>
      <text:p text:style-name="P26"><text:span text:style-name="T17"/></text:p>
      <text:p text:style-name="P26"><text:span text:style-name="T13">/**<text:line-break/> * Modellklasse zur Darstellung des Graphens<text:line-break/> */<text:line-break/></text:span><text:span text:style-name="T15">public class </text:span><text:span text:style-name="T7">Node </text:span><text:span text:style-name="T15">implements </text:span><text:span text:style-name="T7">Cloneable </text:span><text:span text:style-name="T17">{<text:line-break/> <text:s text:c="3"/></text:span><text:span text:style-name="T15">private final int </text:span><text:span text:style-name="T20">position</text:span><text:span text:style-name="T17">;<text:line-break/> <text:s text:c="3"/></text:span><text:span text:style-name="T15">private int </text:span><text:span text:style-name="T20">night</text:span><text:span text:style-name="T17">;<text:line-break/> <text:s text:c="3"/></text:span><text:span text:style-name="T15">private final float </text:span><text:span text:style-name="T20">rating</text:span><text:span text:style-name="T17">;<text:line-break/> <text:s text:c="3"/></text:span><text:span text:style-name="T15">private final </text:span><text:span text:style-name="T7">Type </text:span><text:span text:style-name="T20">type</text:span><text:span text:style-name="T17">;<text:line-break/> <text:s text:c="3"/></text:span><text:span text:style-name="T15">private float </text:span><text:span text:style-name="T20">parentedRating</text:span><text:span text:style-name="T17">;<text:line-break/> <text:s text:c="3"/></text:span><text:span text:style-name="T15">private </text:span><text:span text:style-name="T7">Node </text:span><text:span text:style-name="T20">parent</text:span><text:span text:style-name="T17">;<text:line-break/><text:line-break/> <text:s text:c="3"/></text:span><text:span text:style-name="T13">/**<text:line-break/> <text:s text:c="4"/>* @param </text:span><text:span text:style-name="T14">position </text:span><text:span text:style-name="T13">Position des Wegpunkts<text:line-break/> <text:s text:c="4"/>* @param </text:span><text:span text:style-name="T14">depth </text:span><text:span text:style-name="T13">Nacht in der an dem Wegpunkt gestoppt wurde<text:line-break/> <text:s text:c="4"/>* @param </text:span><text:span text:style-name="T14">rating </text:span><text:span text:style-name="T13">Bewertung des Hotels, bei Start und Ende 5.0<text:line-break/> <text:s text:c="4"/>* @param </text:span><text:span text:style-name="T14">type </text:span><text:span text:style-name="T13">Type des Wegpunkts (HOTEL; START; TARGET)<text:line-break/> <text:s text:c="4"/>*/<text:line-break/> <text:s text:c="3"/></text:span><text:span text:style-name="T15">public </text:span><text:span text:style-name="T16">Node</text:span><text:span text:style-name="T17">(</text:span><text:span text:style-name="T15">int </text:span><text:span text:style-name="T17">position, </text:span><text:span text:style-name="T15">int </text:span><text:span text:style-name="T17">depth, </text:span><text:span text:style-name="T15">float </text:span><text:span text:style-name="T17">rating, </text:span><text:span text:style-name="T7">Type </text:span><text:span text:style-name="T17">type) {<text:line-break/> <text:s text:c="7"/></text:span><text:span text:style-name="T15">this</text:span><text:span text:style-name="T17">.</text:span><text:span text:style-name="T20">position </text:span><text:span text:style-name="T17">= position;<text:line-break/> <text:s text:c="7"/></text:span><text:span text:style-name="T15">this</text:span><text:span text:style-name="T17">.</text:span><text:span text:style-name="T20">night </text:span><text:span text:style-name="T17">= depth;<text:line-break/> <text:s text:c="7"/></text:span><text:span text:style-name="T15">this</text:span><text:span text:style-name="T17">.</text:span><text:span text:style-name="T20">rating </text:span><text:span text:style-name="T17">= rating;<text:line-break/> <text:s text:c="7"/></text:span><text:span text:style-name="T15">this</text:span><text:span text:style-name="T17">.</text:span><text:span text:style-name="T20">parentedRating </text:span><text:span text:style-name="T17">= </text:span><text:span text:style-name="T15">this</text:span><text:span text:style-name="T17">.</text:span><text:span text:style-name="T20">rating</text:span><text:span text:style-name="T17">;<text:line-break/> <text:s text:c="7"/></text:span><text:span text:style-name="T15">this</text:span><text:span text:style-name="T17">.</text:span><text:span text:style-name="T20">type </text:span><text:span text:style-name="T17">= type;<text:line-break/> <text:s text:c="3"/>}<text:line-break/><text:line-break/> <text:s text:c="3"/></text:span><text:span text:style-name="T15">public int </text:span><text:span text:style-name="T16">getPosition</text:span><text:span text:style-name="T17">() {<text:line-break/> <text:s text:c="7"/></text:span><text:span text:style-name="T15">return </text:span><text:span text:style-name="T20">position</text:span><text:span text:style-name="T17">;<text:line-break/> <text:s text:c="3"/>}<text:line-break/><text:line-break/> <text:s text:c="3"/></text:span><text:span text:style-name="T15">public </text:span><text:span text:style-name="T7">Type </text:span><text:span text:style-name="T16">getType</text:span><text:span text:style-name="T17">() {<text:line-break/> <text:s text:c="7"/></text:span><text:span text:style-name="T15">return </text:span><text:span text:style-name="T20">type</text:span><text:span text:style-name="T17">;<text:line-break/> <text:s text:c="3"/>}<text:line-break/><text:line-break/> <text:s text:c="3"/></text:span><text:span text:style-name="T15">public int </text:span><text:span text:style-name="T16">getNight</text:span><text:span text:style-name="T17">() {<text:line-break/> <text:s text:c="7"/></text:span><text:span text:style-name="T15">return </text:span><text:span text:style-name="T20">night</text:span><text:span text:style-name="T17">;<text:line-break/> <text:s text:c="3"/>}<text:line-break/><text:line-break/> <text:s text:c="3"/></text:span><text:span text:style-name="T15">public void </text:span><text:span text:style-name="T16">setNight</text:span><text:span text:style-name="T17">(</text:span><text:span text:style-name="T15">int </text:span><text:span text:style-name="T17">night) {<text:line-break/> <text:s text:c="7"/></text:span><text:span text:style-name="T15">this</text:span><text:span text:style-name="T17">.</text:span><text:span text:style-name="T20">night </text:span><text:span text:style-name="T17">= night;<text:line-break/> <text:s text:c="3"/>}<text:line-break/><text:line-break/> <text:s text:c="3"/></text:span><text:span text:style-name="T15">public void </text:span><text:span text:style-name="T16">setParent</text:span><text:span text:style-name="T17">(</text:span><text:span text:style-name="T7">Node </text:span><text:span text:style-name="T17">parent) {<text:line-break/> <text:s text:c="7"/></text:span><text:span text:style-name="T15">this</text:span><text:span text:style-name="T17">.</text:span><text:span text:style-name="T20">parent </text:span><text:span text:style-name="T17">= parent;<text:line-break/> <text:s text:c="3"/>}<text:line-break/></text:span><text:soft-page-break/><text:span text:style-name="T17"><text:line-break/> <text:s text:c="3"/></text:span><text:span text:style-name="T15">public float </text:span><text:span text:style-name="T16">getParentedRating</text:span><text:span text:style-name="T17">() {<text:line-break/> <text:s text:c="7"/></text:span><text:span text:style-name="T15">return </text:span><text:span text:style-name="T20">parentedRating</text:span><text:span text:style-name="T17">;<text:line-break/> <text:s text:c="3"/>}<text:line-break/><text:line-break/> <text:s text:c="3"/></text:span><text:span text:style-name="T15">public void </text:span><text:span text:style-name="T16">setParentedRating</text:span><text:span text:style-name="T17">(</text:span><text:span text:style-name="T15">float </text:span><text:span text:style-name="T17">parentedRating) {<text:line-break/> <text:s text:c="7"/></text:span><text:span text:style-name="T15">this</text:span><text:span text:style-name="T17">.</text:span><text:span text:style-name="T20">parentedRating </text:span><text:span text:style-name="T17">= parentedRating;<text:line-break/> <text:s text:c="3"/>}<text:line-break/><text:line-break/> <text:s text:c="3"/></text:span><text:span text:style-name="T26">@Override<text:line-break/> <text:s text:c="3"/></text:span><text:span text:style-name="T15">public </text:span><text:span text:style-name="T7">String </text:span><text:span text:style-name="T16">toString</text:span><text:span text:style-name="T17">() {<text:line-break/> <text:s text:c="7"/></text:span><text:span text:style-name="T15">return </text:span><text:span text:style-name="T24">"Wegpunkt bei Minute " </text:span><text:span text:style-name="T17">+ </text:span><text:span text:style-name="T20">position </text:span><text:span text:style-name="T17">+ </text:span><text:span text:style-name="T24">", Nacht:" </text:span><text:span text:style-name="T17">+ </text:span><text:span text:style-name="T20">night </text:span><text:span text:style-name="T17">+ </text:span><text:span text:style-name="T24">", Bewertung:" </text:span><text:span text:style-name="T17">+ </text:span><text:span text:style-name="T20">rating </text:span><text:span text:style-name="T17">+ </text:span><text:span text:style-name="T24">", Typ:" </text:span><text:span text:style-name="T17">+ </text:span><text:span text:style-name="T20">type </text:span><text:span text:style-name="T17">+<text:line-break/> <text:s text:c="15"/></text:span><text:span text:style-name="T24">"</text:span><text:span text:style-name="T27">\n</text:span><text:span text:style-name="T24">" </text:span><text:span text:style-name="T17">+ </text:span><text:span text:style-name="T20">parent</text:span><text:span text:style-name="T17">;<text:line-break/> <text:s text:c="3"/>}<text:line-break/>}</text:span></text:p>
      <text:p text:style-name="P28"/>
      <text:p text:style-name="P29"/>
      <text:h text:style-name="P22" text:outline-level="1"><text:bookmark-start text:name="__RefHeading___Toc3221_404953111"/>Quellen / Material<text:bookmark-end text:name="__RefHeading___Toc3221_404953111"/></text:h>
      <text:p text:style-name="P12"><text:span text:style-name="T10">Aufgabestellung: </text:span><text:a xlink:type="simple" xlink:href="https://bwinf.de/bundeswettbewerb/40/1/" text:style-name="Internet_20_link" text:visited-style-name="Visited_20_Internet_20_Link"><text:span text:style-name="T8">https://bwinf.de/bundeswettbewerb/40/</text:span><text:span text:style-name="T9">1</text:span><text:span text:style-name="T8">/</text:span></text:a><text:span text:style-name="T8"> [0</text:span><text:span text:style-name="T9">3</text:span><text:span text:style-name="T8">.09.2022 ~ </text:span><text:span text:style-name="T9">20:15</text:span><text:span text:style-name="T8"> Uhr] </text:span></text:p>
      <text:p text:style-name="P13"><text:span text:style-name="T8">Beispieldaten: </text:span><text:a xlink:type="simple" xlink:href="https://bwinf.de/bundeswettbewerb/40/1/" text:style-name="Internet_20_link" text:visited-style-name="Visited_20_Internet_20_Link"><text:span text:style-name="T11">https://bwinf.de/bundeswettbewerb/40/</text:span><text:span text:style-name="T12">1</text:span><text:span text:style-name="T11">/</text:span></text:a><text:span text:style-name="T8"> </text:span><text:span text:style-name="T11">[0</text:span><text:span text:style-name="T12">3</text:span><text:span text:style-name="T11">.09.2022 ~ </text:span><text:span text:style-name="T12">20:15</text:span><text:span text:style-name="T11"> Uhr]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modern" style:font-pitch="variable"/>
    <style:font-face style:name="AR PL SungtiL GB1" svg:font-family="'AR PL SungtiL GB'" style:font-family-generic="system" style:font-pitch="variable"/>
    <style:font-face style:name="Consolas" svg:font-family="Consolas" style:font-family-generic="modern" style:font-pitch="fixed"/>
    <style:font-face style:name="FreeSans" svg:font-family="FreeSans" style:font-family-generic="system" style:font-pitch="variable"/>
    <style:font-face style:name="JetBrains Mono" svg:font-family="'JetBrains Mono'" style:font-family-generic="modern"/>
    <style:font-face style:name="JetBrains Mono1" svg:font-family="'JetBrains Mono'" style:font-family-generic="modern" style:font-pitch="variable"/>
    <style:font-face style:name="JetBrains Mono2"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face style:name="Liberation Serif2"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roman" style:font-pitch="variable"/>
    <style:font-face style:name="Lohit Devanagari3"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2" fo:font-size="12pt" fo:language="en" fo:country="US" style:letter-kerning="true" style:font-name-asian="AR PL SungtiL GB1" style:font-size-asian="10.5pt" style:language-asian="zh" style:country-asian="CN" style:font-name-complex="Lohit Devanagari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2" fo:font-size="12pt" fo:language="en" fo:country="US" style:letter-kerning="true" style:font-name-asian="AR PL SungtiL GB1" style:font-size-asian="10.5pt" style:language-asian="zh" style:country-asian="CN" style:font-name-complex="Lohit Devanagari3"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3b0df6"/>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1" style:font-family-asian="'AR PL SungtiL GB'" style:font-family-generic-asian="system" style:font-pitch-asian="variable" style:font-size-asian="14pt" style:font-name-complex="Lohit Devanagari3"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2"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2"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2"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llustration"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Programmauszug" style:family="paragraph" style:parent-style-name="Caption"/>
    <style:style style:name="Frame_20_contents" style:display-name="Frame contents" style:family="paragraph" style:parent-style-name="Standard" style:class="extra"/>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5cm" fo:margin-right="0cm" fo:text-indent="0cm" style:auto-text-indent="false">
        <style:tab-stops>
          <style:tab-stop style:position="12.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right="0cm" fo:text-indent="0cm" style:auto-text-indent="false">
        <style:tab-stops>
          <style:tab-stop style:position="12.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Header">
      <style:text-properties officeooo:paragraph-rsid="0025dd3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0.61cm" fo:margin-left="0cm" fo:margin-right="0cm" fo:margin-bottom="0.51cm" fo:background-color="transparent" style:dynamic-spacing="tru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Runde 1 Aufgabe 2: Vollgeladen</text:reference-ref><text:tab/><text:tab/><text:reference-ref text:reference-format="text" text:ref-name="Bearbeiter">Joshua Benning</text:reference-ref></text:p>
      </style:header>
      <style:header-first>
        <text:p text:style-name="Header"/>
      </style:header-first>
      <style:footer>
        <text:p text:style-name="Footer"><text:tab/><text:page-number text:select-page="current">6</text:page-number>/<text:page-count>6</text:page-count></text:p>
      </style:footer>
      <style:footer-first>
        <text:p text:style-name="Footer"><text:tab/><text:page-number text:select-page="current">1</text:page-number>/<text:page-count>6</text:page-count></text:p>
      </style:footer-first>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8-26T14:57:49.750000000</meta:creation-date>
    <meta:editing-duration>P1DT2H57M32S</meta:editing-duration>
    <meta:editing-cycles>14</meta:editing-cycles>
    <meta:generator>LibreOffice/7.4.0.3$Windows_X86_64 LibreOffice_project/f85e47c08ddd19c015c0114a68350214f7066f5a</meta:generator>
    <dc:date>2022-09-05T20:24:52.102000000</dc:date>
    <meta:document-statistic meta:table-count="0" meta:image-count="0" meta:object-count="0" meta:page-count="6" meta:paragraph-count="73" meta:word-count="1134" meta:character-count="8948" meta:non-whitespace-character-count="7256"/>
  </office:meta>
</office:document-meta>
</file>